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Text_20_body">
      <style:paragraph-properties fo:text-align="justify" style:justify-single-word="false"/>
      <style:text-properties style:font-name="Century Schoolbook L" fo:font-size="12pt" style:font-size-asian="12pt" style:font-size-complex="12pt"/>
    </style:style>
    <style:style style:name="P2" style:family="paragraph" style:parent-style-name="Text_20_body">
      <style:paragraph-properties fo:text-align="justify" style:justify-single-word="false"/>
      <style:text-properties style:font-name="Century Schoolbook L" fo:font-size="12pt" fo:font-weight="bold" style:font-size-asian="12pt" style:font-weight-asian="bold" style:font-size-complex="12pt" style:font-weight-complex="bold"/>
    </style:style>
    <style:style style:name="P3" style:family="paragraph" style:parent-style-name="Text_20_body">
      <style:paragraph-properties fo:text-align="justify" style:justify-single-word="false"/>
      <style:text-properties style:font-name="Century Schoolbook L"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font-name="Century Schoolbook L" fo:font-size="12pt" style:font-size-asian="12pt" style:font-size-complex="12pt"/>
    </style:style>
    <style:style style:name="P5" style:family="paragraph" style:parent-style-name="Standard">
      <style:paragraph-properties fo:text-align="justify" style:justify-single-word="false"/>
      <style:text-properties style:font-name="Century Schoolbook L"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Century Schoolbook L"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Heading_20_1">
      <style:paragraph-properties fo:text-align="justify" style:justify-single-word="false"/>
      <style:text-properties style:font-name="Century Schoolbook L" fo:font-size="12pt" style:font-size-asian="12pt" style:font-size-complex="12pt"/>
    </style:style>
    <style:style style:name="P9" style:family="paragraph" style:parent-style-name="Preformatted_20_Text">
      <style:paragraph-properties fo:text-align="justify" style:justify-single-word="false"/>
      <style:text-properties style:font-name="Century Schoolbook L" fo:font-size="13pt" style:font-size-asian="13pt" style:font-size-complex="13pt"/>
    </style:style>
    <style:style style:name="P10" style:family="paragraph" style:parent-style-name="Preformatted_20_Text">
      <style:paragraph-properties fo:text-align="justify" style:justify-single-word="false"/>
      <style:text-properties style:font-name="Century Schoolbook L" fo:font-size="12pt" style:font-size-asian="12pt" style:font-size-complex="12pt"/>
    </style:style>
    <style:style style:name="P11" style:family="paragraph" style:parent-style-name="Preformatted_20_Text">
      <style:paragraph-properties fo:text-align="justify" style:justify-single-word="false"/>
      <style:text-properties style:font-name="Century Schoolbook L" fo:font-size="12pt" fo:font-weight="bold" style:font-size-asian="12pt" style:font-weight-asian="bold" style:font-size-complex="12pt" style:font-weight-complex="bold"/>
    </style:style>
    <style:style style:name="P12" style:family="paragraph" style:parent-style-name="Preformatted_20_Text">
      <style:paragraph-properties fo:margin-top="0cm" fo:margin-bottom="0.499cm" style:contextual-spacing="false" fo:text-align="justify" style:justify-single-word="false"/>
      <style:text-properties style:font-name="Century Schoolbook L" fo:font-size="12pt" style:font-size-asian="12pt" style:font-size-complex="12pt"/>
    </style:style>
    <style:style style:name="P13" style:family="paragraph" style:parent-style-name="Preformatted_20_Text">
      <style:paragraph-properties fo:margin-top="0cm" fo:margin-bottom="0.499cm" style:contextual-spacing="false" fo:text-align="justify" style:justify-single-word="false"/>
      <style:text-properties style:font-name="Century Schoolbook L" fo:font-size="12pt" fo:font-weight="bold" style:font-size-asian="12pt" style:font-weight-asian="bold" style:font-size-complex="12pt" style:font-weight-complex="bold"/>
    </style:style>
    <style:style style:name="P14" style:family="paragraph" style:parent-style-name="Heading_20_2">
      <style:paragraph-properties fo:text-align="justify" style:justify-single-word="false"/>
      <style:text-properties style:font-name="Century Schoolbook L" fo:font-size="12pt" style:font-size-asian="12pt" style:font-size-complex="12pt"/>
    </style:style>
    <style:style style:name="P15" style:family="paragraph" style:parent-style-name="Heading_20_2">
      <style:paragraph-properties fo:text-align="justify" style:justify-single-word="false"/>
      <style:text-properties style:font-name="Century Schoolbook L" fo:font-size="12pt" fo:font-weight="bold" style:font-size-asian="12pt" style:font-weight-asian="bold" style:font-size-complex="12pt" style:font-weight-complex="bold"/>
    </style:style>
    <style:style style:name="P16" style:family="paragraph" style:parent-style-name="Standard">
      <style:paragraph-properties fo:text-align="justify" style:justify-single-word="false"/>
      <style:text-properties style:font-name="Century Schoolbook L" fo:font-size="12pt" officeooo:paragraph-rsid="000c2ede" style:font-size-asian="12pt" style:font-size-complex="12pt"/>
    </style:style>
    <style:style style:name="P17" style:family="paragraph" style:parent-style-name="Standard">
      <style:paragraph-properties fo:text-align="justify" style:justify-single-word="false"/>
      <style:text-properties style:font-name="Century Schoolbook L" fo:font-size="12pt" officeooo:rsid="000c2ede" officeooo:paragraph-rsid="000c2ede" style:font-size-asian="12pt" style:font-size-complex="12pt"/>
    </style:style>
    <style:style style:name="P18" style:family="paragraph" style:parent-style-name="Standard">
      <style:paragraph-properties fo:text-align="justify" style:justify-single-word="false"/>
      <style:text-properties style:font-name="Century Schoolbook L" fo:font-size="12pt" officeooo:rsid="000d72bd" officeooo:paragraph-rsid="000d72bd" style:font-size-asian="12pt" style:font-size-complex="12pt"/>
    </style:style>
    <style:style style:name="P19" style:family="paragraph" style:parent-style-name="Text_20_body">
      <style:paragraph-properties fo:text-align="justify" style:justify-single-word="false"/>
      <style:text-properties style:font-name="Century Schoolbook L" fo:font-size="12pt" style:text-underline-style="none" fo:font-weight="normal" style:font-size-asian="12pt" style:font-weight-asian="normal" style:font-size-complex="12pt" style:font-weight-complex="normal"/>
    </style:style>
    <style:style style:name="P20" style:family="paragraph" style:parent-style-name="Preformatted_20_Text">
      <style:paragraph-properties fo:text-align="justify" style:justify-single-word="false"/>
      <style:text-properties style:font-name="Century Schoolbook 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Century Schoolbook L"/>
    </style:style>
    <style:style style:name="T6" style:family="text">
      <style:text-properties style:font-name="Century Schoolbook L" style:text-underline-style="none"/>
    </style:style>
    <style:style style:name="T7" style:family="text">
      <style:text-properties style:font-name="Century Schoolbook L" style:text-underline-style="none" fo:font-weight="normal" style:font-weight-asian="normal" style:font-weight-complex="normal"/>
    </style:style>
    <style:style style:name="T8" style:family="text">
      <style:text-properties style:font-name="Century Schoolbook L" fo:font-size="12pt" style:font-size-asian="12pt" style:font-size-complex="12pt"/>
    </style:style>
    <style:style style:name="T9" style:family="text">
      <style:text-properties style:font-name="Century Schoolbook L" fo:font-size="12pt" fo:font-weight="bold" style:font-size-asian="12pt" style:font-weight-asian="bold" style:font-size-complex="12pt" style:font-weight-complex="bold"/>
    </style:style>
    <style:style style:name="T10" style:family="text">
      <style:text-properties style:font-name="Century Schoolbook L" fo:font-size="12pt" fo:font-weight="normal" style:font-size-asian="12pt" style:font-weight-asian="normal" style:font-size-complex="12pt" style:font-weight-complex="normal"/>
    </style:style>
    <style:style style:name="T11" style:family="text">
      <style:text-properties officeooo:rsid="000d72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7">Document submitted as Assignment </text:p>
      <text:p text:style-name="P17"/>
      <text:p text:style-name="P17">Mr. Arun Madhu, <text:span text:style-name="T11">cs</text:span></text:p>
      <text:p text:style-name="P17">Mr. Tomson Tomas, <text:span text:style-name="T11">eee</text:span></text:p>
      <text:p text:style-name="P17">Mr. Jojin Thomas, <text:span text:style-name="T11">eee</text:span></text:p>
      <text:p text:style-name="P17">Mr. Al Zaheer <text:span text:style-name="T11">S S, aei</text:span></text:p>
      <text:p text:style-name="P17">Ms. Aneena Ann Alexander, <text:span text:style-name="T11">cs</text:span></text:p>
      <text:p text:style-name="P17"/>
      <text:p text:style-name="P18">Assistant Professors, SJCET Pala </text:p>
      <text:p text:style-name="P16"><text:span text:style-name="T1"><text:s text:c="7"/></text:span><text:span text:style-name="T4"><text:s/></text:span></text:p>
      <text:p text:style-name="P16"/>
      <text:p text:style-name="P16"/>
      <text:p text:style-name="P16"/>
      <text:p text:style-name="P16"/>
      <text:p text:style-name="P16"/>
      <text:p text:style-name="P16"><text:span text:style-name="T4"><text:s/>ARDUINO </text:span><text:span text:style-name="T3"><text:s/></text:span><text:s text:c="9"/>(All the procedures are avilable at http://akshaim.github.io)</text:p>
      <text:p text:style-name="P4"/>
      <text:p text:style-name="P4"/>
      <text:p text:style-name="P4"/>
      <text:p text:style-name="P4"/>
      <text:p text:style-name="P5">Download the Arduino IDE 1.6.7</text:p>
      <text:p text:style-name="P5"/>
      <text:p text:style-name="P4">Download the Arduino IDE from the Arduino download page. <text:s/>The latest IDE version is 1.6.7. The file is a ZIP file so you will need to uncompress it. Once the download has finished, unzip the file, making sure that you preserve the folder structure as it is and do not make any changes. </text:p>
      <text:p text:style-name="P4"/>
      <text:p text:style-name="P4">Now, connect the other end of the USB cable into the USB socket on your PC.You will now see the small power LED light up to show you have power to the board. </text:p>
      <text:p text:style-name="P4"/>
      <text:p text:style-name="P4"/>
      <text:p text:style-name="P5">Configuring Arduino</text:p>
      <text:p text:style-name="P4"/>
      <text:p text:style-name="P4"/>
      <text:p text:style-name="P4">Make a new directory . Extract the compressed file <text:s/>to home folder.</text:p>
      <text:p text:style-name="P4">Execute the extracted file(./arduino)</text:p>
      <text:p text:style-name="P4"/>
      <text:p text:style-name="P4"/>
      <text:p text:style-name="P4"/>
      <text:p text:style-name="P5"/>
      <text:p text:style-name="P5">PROJECT-1 :LED BLINK</text:p>
      <text:p text:style-name="P4"/>
      <text:p text:style-name="P4">Here we are <text:s/>modifying <text:s/>the example Blink sketch that comes with Arduino. We will increase the frequency of the blinking and then install the modified sketch on our Arduino board. Rather than blink slowly, our board will flash its LED quickly. </text:p>
      <text:p text:style-name="P5"><text:soft-page-break/></text:p>
      <text:p text:style-name="P5">To select the required project</text:p>
      <text:p text:style-name="P5"/>
      <text:p text:style-name="P4">FIle---&gt;examples---&gt;basics---&gt;blink</text:p>
      <text:p text:style-name="P4"/>
      <text:p text:style-name="P4">Tools ---&gt;Board “Arduino/GenuineUno”</text:p>
      <text:p text:style-name="P4">Select the Port—<text:span text:style-name="T1">ttyACM0</text:span></text:p>
      <text:p text:style-name="P4"/>
      <text:p text:style-name="P5"/>
      <text:p text:style-name="P5">void setup()</text:p>
      <text:p text:style-name="P5">{</text:p>
      <text:p text:style-name="P5">pinMode(13,OUTPUT);</text:p>
      <text:p text:style-name="P5">}</text:p>
      <text:p text:style-name="P5">void loop() { </text:p>
      <text:p text:style-name="P5"/>
      <text:p text:style-name="P5">digitalWrite(13, HIGH); </text:p>
      <text:p text:style-name="P5"/>
      <text:p text:style-name="P5">delay(1000); </text:p>
      <text:p text:style-name="P5"/>
      <text:p text:style-name="P5">digitalWrite(13, LOW); </text:p>
      <text:p text:style-name="P5"/>
      <text:p text:style-name="P5">delay(1000); </text:p>
      <text:p text:style-name="P5">} </text:p>
      <text:p text:style-name="P4"/>
      <text:p text:style-name="P4"/>
      <text:p text:style-name="P4">Here we have our setup() function </text:p>
      <text:p text:style-name="P4"/>
      <text:p text:style-name="P4">An Arduino sketch must have a setup() and loop() function otherwise it will not work. The setup() function is run once and once only at the start of the program </text:p>
      <text:p text:style-name="P4">and is where you will do issue general instructions to prepare the program before the main loop runs, such as setting up pin modes, setting serial baud rates, etc. </text:p>
      <text:p text:style-name="P4"/>
      <text:p text:style-name="P4"/>
      <text:p text:style-name="P4">The loop() function is the main program function and runs continuously as long as our Arduino is turned on. Every statement within the loop() function (within the </text:p>
      <text:p text:style-name="P4">curly braces) is carried out, one by one, step by step, until the bottom of the function is reached, then the loop starts again at the top of the function, and so on </text:p>
      <text:p text:style-name="P4">forever or until you turn the Arduino off or press the Reset switch. </text:p>
      <text:p text:style-name="P4"/>
      <text:p text:style-name="P4">In this project we want the LED to turn on, stay on for one second, turn off and remain off for one second, and then repeat. Therefore, the commands to tell the </text:p>
      <text:p text:style-name="P4">Arduino to do that are contained within the loop() function as we wish them to repeat over and over. </text:p>
      <text:p text:style-name="P4"/>
      <text:p text:style-name="P4"/>
      <text:p text:style-name="P4"><text:soft-page-break/>The program above is compiled .</text:p>
      <text:p text:style-name="P4">An error will be <text:s/>displayed indicating “<text:span text:style-name="T1">Problem uploading to board”</text:span></text:p>
      <text:p text:style-name="P4"/>
      <text:p text:style-name="P4">To resolve the above error </text:p>
      <text:p text:style-name="P4"/>
      <text:p text:style-name="P5">cd <text:s/>/dev</text:p>
      <text:p text:style-name="P5">ls tty”</text:p>
      <text:p text:style-name="P5"/>
      <text:p text:style-name="P5">sudo chmod 777 /dev/ttyACM0.</text:p>
      <text:p text:style-name="P6">Again try to upload the code to the board.</text:p>
      <text:p text:style-name="P5"/>
      <text:p text:style-name="P4"/>
      <text:p text:style-name="P4"/>
      <text:p text:style-name="P4"/>
      <text:p text:style-name="P5">PROJECT-2 :LED FADE</text:p>
      <text:p text:style-name="P4"/>
      <text:p text:style-name="P5">To select the required project</text:p>
      <text:p text:style-name="P5"/>
      <text:p text:style-name="P4">FIle---&gt;examples---&gt;basics---&gt;fade</text:p>
      <text:p text:style-name="P4"/>
      <text:p text:style-name="P4">The pins numbered 9,10,11,3,5,6 have a tilde sign from which we can take PWM output.</text:p>
      <text:p text:style-name="P4"/>
      <text:p text:style-name="P4">Connect LED to the 9th pin of arduino board.The long lead of LED goes to the 9th pin(Anode).Cathode to the groung via 1K resistor.Two types of registers are avilable .</text:p>
      <text:p text:style-name="P5"><text:s/>Data direction registers</text:p>
      <text:p text:style-name="P5"><text:s/>Data registers are avilable.</text:p>
      <text:p text:style-name="P5"/>
      <text:p text:style-name="P5">Program</text:p>
      <text:p text:style-name="P5"/>
      <text:p text:style-name="P5"/>
      <text:p text:style-name="P4">i<text:span text:style-name="T1">nt led=9;</text:span></text:p>
      <text:p text:style-name="P5">int brightness=0;</text:p>
      <text:p text:style-name="P5">int fadeamount=5;</text:p>
      <text:p text:style-name="P5">void setup()distance = (duration/2) / 29.1;</text:p>
      <text:p text:style-name="P5">{</text:p>
      <text:p text:style-name="P5">pinMode(led,OUTPUT);</text:p>
      <text:p text:style-name="P5">}</text:p>
      <text:p text:style-name="P5"/>
      <text:p text:style-name="P5">void loop()</text:p>
      <text:p text:style-name="P5">{</text:p>
      <text:p text:style-name="P5">//to set the brightness of pin 9</text:p>
      <text:p text:style-name="P5">analogwrite(led,brightness);</text:p>
      <text:p text:style-name="P5">brightness=brightness+fadeamount;</text:p>
      <text:p text:style-name="P5">if(brightness==0||brightness=255)</text:p>
      <text:p text:style-name="P5"><text:soft-page-break/>{</text:p>
      <text:p text:style-name="P5">fadeAmount=-fadeAMount;</text:p>
      <text:p text:style-name="P5">}</text:p>
      <text:p text:style-name="P5">delay(30);</text:p>
      <text:p text:style-name="P5">}</text:p>
      <text:p text:style-name="P4"/>
      <text:p text:style-name="P4"/>
      <text:p text:style-name="P4"/>
      <text:p text:style-name="P5"><text:s/>PROJECT-3 LDR (light Dependant Resistor)</text:p>
      <text:p text:style-name="P5"/>
      <text:p text:style-name="P6">LDR offers variation in resistance as a function of light intensity.When the light intensity increases the semiconductor layer gets excited leading to the generation of charge carries hence better conduction ie lower resistance. </text:p>
      <text:p text:style-name="P4"/>
      <text:p text:style-name="P10"><text:bookmark text:name="main3"/>const int ldr = 0; <text:s text:c="3"/></text:p>
      <text:p text:style-name="P10">int value = 0; <text:s text:c="6"/></text:p>
      <text:p text:style-name="P10"/>
      <text:p text:style-name="P10">void setup()</text:p>
      <text:p text:style-name="P10">{</text:p>
      <text:p text:style-name="P10"><text:s text:c="2"/>Serial.begin(9600); <text:s text:c="2"/></text:p>
      <text:p text:style-name="P10">}</text:p>
      <text:p text:style-name="P10"/>
      <text:p text:style-name="P10">void loop()</text:p>
      <text:p text:style-name="P10">{</text:p>
      <text:p text:style-name="P10"><text:s text:c="2"/>value = analogRead(ldr); <text:s text:c="3"/></text:p>
      <text:p text:style-name="P10"><text:s text:c="2"/>Serial.println(value); <text:s text:c="5"/></text:p>
      <text:p text:style-name="P10"><text:s text:c="2"/>delay(250); <text:s text:c="16"/></text:p>
      <text:p text:style-name="P12">}</text:p>
      <text:p text:style-name="P4">serial.begin---the output of LDR is analog ,so to push to the serial monitor,and to set the baude rate.</text:p>
      <text:p text:style-name="P10"/>
      <text:p text:style-name="P4"/>
      <text:p text:style-name="P4">tools---&gt;serial monitor</text:p>
      <text:p text:style-name="P4"/>
      <text:p text:style-name="P4"/>
      <text:p text:style-name="P5">PROJECT 4-NIGHT LAMP</text:p>
      <text:p text:style-name="P4"/>
      <text:p text:style-name="P5">PROJECT-5 ULTRASONIC SENSORS</text:p>
      <text:p text:style-name="P4"/>
      <text:p text:style-name="P4">The device works by sending an ultrasonic pulse and measuring the pulse (time) width of the echo signal </text:p>
      <text:p text:style-name="P1"/>
      <text:p text:style-name="P5">Arduino code</text:p>
      <text:p text:style-name="P10"><text:s text:c="4"/>long duration, distance, UltraSensor;</text:p>
      <text:p text:style-name="P10"/>
      <text:p text:style-name="P10"><text:soft-page-break/><text:s text:c="4"/>void setup()</text:p>
      <text:p text:style-name="P10"><text:s text:c="4"/>{</text:p>
      <text:p text:style-name="P10"><text:s text:c="4"/>Serial.begin (9600);</text:p>
      <text:p text:style-name="P10"><text:s text:c="4"/>pinMode(trigPin1, OUTPUT);</text:p>
      <text:p text:style-name="P10"><text:s text:c="4"/>pinMode(echoPin1, INPUT);</text:p>
      <text:p text:style-name="P10"><text:s text:c="4"/>}</text:p>
      <text:p text:style-name="P10"/>
      <text:p text:style-name="P10"><text:s text:c="4"/>void loop() {</text:p>
      <text:p text:style-name="P10"><text:s text:c="4"/>SonarSensor(trigPin1, echoPin1);</text:p>
      <text:p text:style-name="P10"><text:s text:c="4"/>UltraSensor = distance;</text:p>
      <text:p text:style-name="P10"><text:s text:c="4"/>Serial.println(UltraSensor);</text:p>
      <text:p text:style-name="P10"><text:s text:c="4"/>}</text:p>
      <text:p text:style-name="P10"/>
      <text:p text:style-name="P10"><text:s text:c="4"/>void SonarSensor(int trigPin,int echoPin)</text:p>
      <text:p text:style-name="P10"><text:s text:c="4"/>{</text:p>
      <text:p text:style-name="P10"><text:s text:c="4"/>digitalWrite(trigPin, LOW);</text:p>
      <text:p text:style-name="P10"><text:s text:c="4"/>delayMicroseconds(2);</text:p>
      <text:p text:style-name="P10"><text:s text:c="4"/>digitalWrite(trigPin, HIGH);</text:p>
      <text:p text:style-name="P10"><text:s text:c="4"/>delayMicroseconds(10);</text:p>
      <text:p text:style-name="P10"><text:s text:c="4"/>digitalWrite(trigPin, LOW);</text:p>
      <text:p text:style-name="P10"><text:s text:c="4"/>duration = pulseIn(echoPin, HIGH);</text:p>
      <text:p text:style-name="P10"><text:s text:c="4"/>distance = (duration/2) / 29.1;</text:p>
      <text:p text:style-name="P10"><text:s text:c="4"/>delay(100);</text:p>
      <text:p text:style-name="P12"><text:s text:c="4"/>}</text:p>
      <text:p text:style-name="P1"><text:span text:style-name="T1">PROJECT-6-</text:span>NRF24L01 </text:p>
      <text:p text:style-name="P1">The nRF24L01 is a highly integrated, ultra low power (ULP) 2Mbps RF transceiver IC for the 2.4GHz ISM (Industrial, Scientific and Medical) band. With peak RX/TX currents lower than 14mA, a sub μA power down mode, advanced power management, and a 1.9 to 3.6V supply range, the nRF24L01 provides a true ULP solution enabling months to years of battery lifetime when running on coin cells or AA/AAA batteries .</text:p>
      <text:p text:style-name="P2">Transmitter code</text:p>
      <text:p text:style-name="P1"/>
      <text:p text:style-name="P10"><text:s text:c="15"/>#include &lt;SPI.h</text:p>
      <text:p text:style-name="P10"><text:s text:c="8"/>#include "nRF24L01.h"</text:p>
      <text:p text:style-name="P10"><text:s text:c="8"/>#include "RF24.h"</text:p>
      <text:p text:style-name="P10"><text:s text:c="8"/>int msg[1];</text:p>
      <text:p text:style-name="P10"><text:s text:c="8"/>RF24 radio(9,10);</text:p>
      <text:p text:style-name="P10"><text:s text:c="8"/>const uint64_t pipe = 0xE8E8F0F0E1LL;</text:p>
      <text:p text:style-name="P10"><text:s text:c="8"/>int SW1 = 7;</text:p>
      <text:p text:style-name="P10"/>
      <text:p text:style-name="P10"><text:s text:c="8"/>void setup(void){</text:p>
      <text:p text:style-name="P10"><text:s text:c="16"/>Serial.begin(9600);</text:p>
      <text:p text:style-name="P10"><text:s text:c="16"/>radio.begin();</text:p>
      <text:p text:style-name="P10"><text:s text:c="16"/>radio.openWritingPipe(pipe);}</text:p>
      <text:p text:style-name="P10"><text:soft-page-break/></text:p>
      <text:p text:style-name="P10"><text:s text:c="8"/>void loop(void){</text:p>
      <text:p text:style-name="P10"><text:s text:c="16"/>if (digitalRead(SW1) == HIGH){</text:p>
      <text:p text:style-name="P10"><text:s text:c="16"/>msg[0] = 111;</text:p>
      <text:p text:style-name="P12"><text:s text:c="16"/>radio.write(msg, 1);}}</text:p>
      <text:p text:style-name="P2">Receiver code</text:p>
      <text:p text:style-name="P10">#include &lt;SPI.h&gt;</text:p>
      <text:p text:style-name="P10"><text:s text:c="8"/>#include "nRF24L01.h"</text:p>
      <text:p text:style-name="P10"><text:s text:c="8"/>#include "RF24.h"</text:p>
      <text:p text:style-name="P10"><text:s text:c="8"/>int msg[1];</text:p>
      <text:p text:style-name="P10"><text:s text:c="8"/>RF24 radio(9,10);</text:p>
      <text:p text:style-name="P10"><text:s text:c="8"/>const uint64_t pipe = 0xE8E8F0F0E1LL;</text:p>
      <text:p text:style-name="P10"><text:s text:c="8"/>int LED1 = 3;</text:p>
      <text:p text:style-name="P10"/>
      <text:p text:style-name="P10"><text:s text:c="8"/>void setup(void){</text:p>
      <text:p text:style-name="P10"><text:s text:c="16"/>Serial.begin(9600);</text:p>
      <text:p text:style-name="P10"><text:s text:c="16"/>radio.begin();</text:p>
      <text:p text:style-name="P10"><text:s text:c="16"/>radio.openReadingPipe(1,pipe);</text:p>
      <text:p text:style-name="P10"><text:s text:c="16"/>radio.startListening();</text:p>
      <text:p text:style-name="P10"><text:s text:c="16"/>pinMode(LED1, OUTPUT);}</text:p>
      <text:p text:style-name="P10"/>
      <text:p text:style-name="P10"><text:s text:c="8"/>void loop(void){</text:p>
      <text:p text:style-name="P10"><text:s text:c="16"/>if (radio.available()){</text:p>
      <text:p text:style-name="P10"><text:s text:c="25"/>bool done = false; <text:s text:c="3"/></text:p>
      <text:p text:style-name="P10"><text:s text:c="16"/>while (!done){</text:p>
      <text:p text:style-name="P10"><text:s text:c="24"/>done = radio.read(msg, 1); <text:s text:c="5"/></text:p>
      <text:p text:style-name="P10"><text:s text:c="24"/>Serial.println(msg[0]);</text:p>
      <text:p text:style-name="P10"><text:s text:c="24"/>if (msg[0] == 111){delay(10);digitalWrite(LED1, HIGH);}</text:p>
      <text:p text:style-name="P10"><text:s text:c="16"/>else {digitalWrite(LED1, LOW);}</text:p>
      <text:p text:style-name="P10"><text:s text:c="16"/>delay(10);}}</text:p>
      <text:p text:style-name="P12"><text:s text:c="16"/>else{Serial.println("No radio available");}}</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h text:style-name="P14" text:outline-level="2">RASPBERRY PI (All the procedures are avilable at https://pages.github.com)</text:h>
      <text:h text:style-name="P8" text:outline-level="1">Git</text:h>
      <text:p text:style-name="P1">Git is an open source distributed version control system originally developped by Linus Torvalds to support the development of the linux kernel. Every Git working directory is a full-fledged repository with complete history and full version tracking capabilities, not dependent on network access or a central server.</text:p>
      <text:h text:style-name="P14" text:outline-level="2">Installation</text:h>
      <text:p text:style-name="P1">The git version control system is installed with the following command </text:p>
      <text:p text:style-name="P9"><text:span text:style-name="Source_20_Text"><text:span text:style-name="T8"/></text:span></text:p>
      <text:p text:style-name="P9"><text:span text:style-name="Source_20_Text"><text:span text:style-name="T9">sudo apt-get update</text:span></text:span></text:p>
      <text:p text:style-name="P11"/>
      <text:p text:style-name="P11">sudo apt-get install git</text:p>
      <text:p text:style-name="P4"/>
      <text:h text:style-name="P14" text:outline-level="2">Configuration</text:h>
      <text:p text:style-name="P1">Create an account in github</text:p>
      <text:p text:style-name="P4">sjcetiot.github.io</text:p>
      <text:p text:style-name="P4">sjcet123</text:p>
      <text:p text:style-name="P4"/>
      <text:p text:style-name="P4">After creating copy the link.</text:p>
      <text:p text:style-name="P4"/>
      <text:p text:style-name="P4">Back on your Ubuntu 14.04 server, you should type in the terminal</text:p>
      <text:p text:style-name="P4"/>
      <text:p text:style-name="P5">cd /home/</text:p>
      <text:p text:style-name="P5">mkdir git</text:p>
      <text:p text:style-name="P5">cd git </text:p>
      <text:p text:style-name="P7"><text:span text:style-name="T8">git clone </text:span><text:a xlink:type="simple" xlink:href="https://github.com/sjcetiot/sjcetiot.github.io.git"><text:span text:style-name="T8">https://github.com/sjcetiot/sjcetiot.github.io.git</text:span></text:a></text:p>
      <text:p text:style-name="P5"/>
      <text:p text:style-name="P5">Enter the project folder and create an index file.</text:p>
      <text:p text:style-name="P5">Get into the folder and in the terminal</text:p>
      <text:p text:style-name="P5"/>
      <text:p text:style-name="P5">nano index.html</text:p>
      <text:p text:style-name="P5"><text:soft-page-break/></text:p>
      <text:p text:style-name="P5"/>
      <text:p text:style-name="P6">Push from the local repository to public repository.</text:p>
      <text:p text:style-name="P6">To add the file to the header</text:p>
      <text:p text:style-name="P5"><text:s text:c="3"/>git add index.html</text:p>
      <text:p text:style-name="P5"/>
      <text:p text:style-name="P5"><text:s text:c="2"/>git commit -m “message”</text:p>
      <text:p text:style-name="P5"/>
      <text:p text:style-name="P5"/>
      <text:p text:style-name="P6">An error message will be displayed and it should be resolved by</text:p>
      <text:p text:style-name="P6"/>
      <text:p text:style-name="P11">git config --global user.email " <text:s/>”</text:p>
      <text:p text:style-name="P13">git config --global user.name " <text:s text:c="2"/>"</text:p>
      <text:p text:style-name="P5"><text:s/>git push -u origin master</text:p>
      <text:p text:style-name="P5"/>
      <text:p text:style-name="P7"><text:span text:style-name="T10">We usually run </text:span><text:span text:style-name="Source_20_Text"><text:span text:style-name="T10">git push origin master</text:span></text:span><text:span text:style-name="T10"> to push your local changes to your online repository.</text:span></text:p>
      <text:p text:style-name="P6"/>
      <text:p text:style-name="P6"/>
      <text:p text:style-name="P5">GETTING STARTED WITH RASPBERRY PI 2</text:p>
      <text:p text:style-name="P5"/>
      <text:h text:style-name="P15" text:outline-level="2"><text:bookmark text:name="-downloading-raspbian-and-image-writer"/>Downloading Raspbian and Image writer</text:h>
      <text:p text:style-name="P5"/>
      <text:p text:style-name="P6">Download the latest version of Raspbian.We need an image writer to write the downloaded OS into the SD card .So download the "win32 disk imager" </text:p>
      <text:p text:style-name="P6"/>
      <text:h text:style-name="P15" text:outline-level="2"><text:bookmark text:name="-writing-the-image"/>Writing the image</text:h>
      <text:p text:style-name="P2"/>
      <text:p text:style-name="P3">Insert the SD card into the <text:s/>and run the image writer. Once open, browse and select the downloaded Raspbian image file. Select the correct device, that is the drive representing the SD card. </text:p>
      <text:p text:style-name="P1">After that, click on the "Write" button.</text:p>
      <text:p text:style-name="P1">Once the write is complete, eject the SD card and insert it into the Raspberry Pi and turn it on. It should start booting up.</text:p>
      <text:p text:style-name="P1"/>
      <text:p text:style-name="P1">Connect all the componenets keyboard/mouse and power the board.</text:p>
      <text:p text:style-name="P1"/>
      <text:p text:style-name="P2">Setting up the pi</text:p>
      <text:p text:style-name="P1">OMX Player</text:p>
      <text:p text:style-name="P1"><text:soft-page-break/><text:span text:style-name="T5"><text:line-break/></text:span><text:a xlink:type="simple" xlink:href="https://github.com/popcornmix/omxplayer"><text:span text:style-name="T6">Omxplayer</text:span></text:a><text:span text:style-name="T5"> is a video player specifically made for the Raspberry Pi's GPU</text:span></text:p>
      <text:p text:style-name="P1">To install OMX Player</text:p>
      <text:p text:style-name="P1"/>
      <text:p text:style-name="P2">sudo apt-get update</text:p>
      <text:p text:style-name="P2">sudo apt-get -y install omxplayer</text:p>
      <text:p text:style-name="P2"/>
      <text:p text:style-name="P2">omxplayer videopath</text:p>
      <text:p text:style-name="P2"/>
      <text:p text:style-name="P1"><text:s/>Get the ip by the command ifconfig.Note the IP address </text:p>
      <text:p text:style-name="P2">172.16.111.93</text:p>
      <text:p text:style-name="P1">Get into the raspberry pi terminal</text:p>
      <text:p text:style-name="P2"/>
      <text:p text:style-name="P2">sudo raspi-config</text:p>
      <text:p text:style-name="P2"/>
      <text:p text:style-name="P1">Select the first option in the list of the setup options window, that is select the "Expand Filesystem" option and hit the enter key. We do this to make use of all the space present on the SD card as a full partition. All this does is, expand the OS to fit the whole space on the SD card which can then be used as the storage memory for the Pi.</text:p>
      <text:p text:style-name="P1">In the advanced option,select Enable SSH.</text:p>
      <text:p text:style-name="P1"/>
      <text:p text:style-name="P1">Please remember that after booting the Pi, there might be situations when the user credentials like the "username" and password will be asked. Raspberry Pi comes with a default user name and password and so always use it whenever it is being asked. The credentials are:</text:p>
      <text:p text:style-name="P10">login: pi</text:p>
      <text:p text:style-name="P12">password: raspberry.</text:p>
      <text:p text:style-name="P12">We can change the credetianls at this point,and we have set our passowrd sjcet123,and reboot the pi by the command</text:p>
      <text:p text:style-name="P12">sudo reboot.</text:p>
      <text:p text:style-name="P12">After rebooting enetr into sudo raspi-config.In the Boot options,enetr into the console mode and again reboot .</text:p>
      <text:p text:style-name="P1">To shutdownnstall apache through rasberry pi shell</text:p>
      <text:p text:style-name="P1">sudo shutdown -h now</text:p>
      <text:p text:style-name="P1"><text:soft-page-break/></text:p>
      <text:p text:style-name="P1"/>
      <text:p text:style-name="P1">But <text:s/>while hitting the keyboard it is found that the @ and " keys are swapped , the symbols and mapping is just not correct. So to <text:s/>configure keyboard.</text:p>
      <text:p text:style-name="P1"/>
      <text:p text:style-name="P1">cd/etc/default</text:p>
      <text:p text:style-name="P1">sudo nano keyboard</text:p>
      <text:p text:style-name="P1">“gb”---&gt;”us”</text:p>
      <text:p text:style-name="P1">The symbols and mapping is just not correct. </text:p>
      <text:p text:style-name="P1"/>
      <text:p text:style-name="P1">In the UBUNTU terminal</text:p>
      <text:p text:style-name="P1">To <text:s/>remotely gain access to the command line of a Raspberry Pi from another computer on the same network we <text:s/>can use ssh command </text:p>
      <text:p text:style-name="P1"/>
      <text:p text:style-name="P1"><text:span text:style-name="T5">ssh </text:span><text:a xlink:type="simple" xlink:href="mailto:pi@172.16.111.93"><text:span text:style-name="T5">pi@172.16.111.93</text:span></text:a></text:p>
      <text:p text:style-name="P10">sudo apt-get install apache2</text:p>
      <text:p text:style-name="P1"/>
      <text:p text:style-name="P2">INSTALLATION OF APACHE</text:p>
      <text:p text:style-name="P2"/>
      <text:p text:style-name="P3">At the <text:s/>terminal prompt enter the following command: </text:p>
      <text:p text:style-name="P11"/>
      <text:p text:style-name="P11">sudo apt-get update/upgrade</text:p>
      <text:p text:style-name="P11">sudo apt-get install apache2</text:p>
      <text:p text:style-name="P11"/>
      <text:p text:style-name="P2"><text:span text:style-name="T7">By default, Apache puts a test HTML file in the web folder. This default web page is served when you browse <text:s/></text:span><text:span text:style-name="Source_20_Text"><text:span text:style-name="T7">http://172.16.111.93</text:span></text:span><text:span text:style-name="T7"> the Pi's IP address from another computer on the network.</text:span></text:p>
      <text:p text:style-name="P19"/>
      <text:p text:style-name="P2"><text:span text:style-name="T2">This default web page is just a HTML file on the filesystem. It is located at /var/www/html/index.html</text:span></text:p>
      <text:p text:style-name="P2"/>
      <text:p text:style-name="P19">cd /var/www/html/index.html</text:p>
      <text:p text:style-name="P19"/>
      <text:p text:style-name="P19"/>
      <text:p text:style-name="P2">Thingspeak user name:<text:tab/>sjcetiot</text:p>
      <text:p text:style-name="P2">password:sjcet123</text:p>
      <text:p text:style-name="P2"><text:soft-page-break/></text:p>
      <text:p text:style-name="P2"/>
      <text:p text:style-name="P2"/>
      <text:p text:style-name="P2"/>
      <text:p text:style-name="P2"/>
      <text:p text:style-name="P3"/>
      <text:p text:style-name="P3">From <text:a xlink:type="simple" xlink:href="https://github.com/akshaim/Raspberry_Server/blob/master/write.py">https://github.com/akshaim/Raspberry_Server/blob/master/write.py</text:a></text:p>
      <text:p text:style-name="P3"/>
      <text:p text:style-name="P3">copy the python script write.py to the folder var/www/html</text:p>
      <text:p text:style-name="P3"/>
      <text:p text:style-name="P3">sudo nano position4.txt.Save it as a plain doccument.</text:p>
      <text:p text:style-name="P3"/>
      <text:p text:style-name="P3">Screen is a console application that allows you to use multiple terminal sessions within one window. The program operates within a shell session and acts as a container and manager for other terminal sessions, similar to how a window manager manages windows.</text:p>
      <text:p text:style-name="P3"/>
      <text:p text:style-name="P11">sudo apt-get install screen -y</text:p>
      <text:p text:style-name="P11">screen /dev/ttyACM0 9600</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1" style:font-family-asian="'Droid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roid Sans" style:font-family-asian="'Droid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DejaVu Sans Mono" fo:font-family="'DejaVu Sans Mono'" style:font-family-generic="modern" style:font-pitch="fixed" style:font-name-asian="Droid Sans1" style:font-family-asian="'Droid Sans'"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tech </meta:initial-creator>
    <meta:creation-date>2016-03-04T19:20:06</meta:creation-date>
    <dc:date>2016-03-08T12:11:16.987770903</dc:date>
    <meta:editing-duration>PT6H6M21S</meta:editing-duration>
    <meta:editing-cycles>38</meta:editing-cycles>
    <meta:generator>LibreOffice/4.2.8.2$Linux_x86 LibreOffice_project/420m0$Build-2</meta:generator>
    <meta:document-statistic meta:table-count="0" meta:image-count="0" meta:object-count="0" meta:page-count="11" meta:paragraph-count="239" meta:word-count="1628" meta:character-count="10972" meta:non-whitespace-character-count="8871"/>
  </office:meta>
</office:document-meta>
</file>